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20e4" officeooo:paragraph-rsid="000a2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implon@simplon-Latitude-E6410 ~/Jaime_le_shell $ touch test1</text:p>
      <text:p text:style-name="P1">simplon@simplon-Latitude-E6410 ~/Jaime_le_shell $ mkdir test2</text:p>
      <text:p text:style-name="P1">simplon@simplon-Latitude-E6410 ~/Jaime_le_shell $ mkdir test3</text:p>
      <text:p text:style-name="P1">simplon@simplon-Latitude-E6410 ~/Jaime_le_shell $ mkdir test4</text:p>
      <text:p text:style-name="P1">simplon@simplon-Latitude-E6410 ~/Jaime_le_shell $ touch test5</text:p>
      <text:p text:style-name="P1">simplon@simplon-Latitude-E6410 ~/Jaime_le_shell $ mkdir test6</text:p>
      <text:p text:style-name="P1">simplon@simplon-Latitude-E6410 ~/Jaime_le_shell $ ls -l</text:p>
      <text:p text:style-name="P1">total 16</text:p>
      <text:p text:style-name="P1">-rw-rw-r-- 1 simplon simplon <text:s text:c="3"/>0 avril 23 14:52 test1</text:p>
      <text:p text:style-name="P1">drwxrwxr-x 2 simplon simplon 4096 avril 23 14:53 test2</text:p>
      <text:p text:style-name="P1">drwxrwxr-x 2 simplon simplon 4096 avril 23 14:53 test3</text:p>
      <text:p text:style-name="P1">drwxrwxr-x 2 simplon simplon 4096 avril 23 14:53 test4</text:p>
      <text:p text:style-name="P1">-rw-rw-r-- 1 simplon simplon <text:s text:c="3"/>0 avril 23 14:53 test5</text:p>
      <text:p text:style-name="P1">drwxrwxr-x 2 simplon simplon 4096 avril 23 14:53 test6</text:p>
      <text:p text:style-name="P1">simplon@simplon-Latitude-E6410 ~/Jaime_le_shell $ mkdir le_shell_cest_trop_cool! </text:p>
      <text:p text:style-name="P1">simplon@simplon-Latitude-E6410 ~/Jaime_le_shell/le_shell_cest_trop_cool! $ mv ../test1mv: missing destination file operand after '../test1'</text:p>
      <text:p text:style-name="P1">Try 'mv --help' for more information.</text:p>
      <text:p text:style-name="P1">simplon@simplon-Latitude-E6410 ~/Jaime_le_shell/le_shell_cest_trop_cool! $ mv ../test1 ../le_shell_cest_trop_cool\!/test1</text:p>
      <text:p text:style-name="P1">simplon@simplon-Latitude-E6410 ~/Jaime_le_shell/le_shell_cest_trop_cool! $ mv ../simplon@simplon-Latitude-E6410 ~/Jaime_le_shell/le_shell_cest_trop_cool! $ mv ../test5 ../le_shell_cest_trop_cool\!/test5</text:p>
      <text:p text:style-name="P1">simplon@simplon-Latitude-E6410 ~/Jaime_le_shell/le_shell_cest_trop_cool! $ cp -r ../test2 ../</text:p>
      <text:p text:style-name="P1">le_shell_cest_trop_cool!/ test3/ <text:s text:c="19"/>test6/</text:p>
      <text:p text:style-name="P1">test2/ <text:s text:c="19"/>test4/ <text:s text:c="19"/></text:p>
      <text:p text:style-name="P1">simplon@simplon-Latitude-E6410 ~/Jaime_le_shell/le_shell_cest_trop_cool! $ cp -r ../test2 ../^C</text:p>
      <text:p text:style-name="P1">simplon@simplon-Latitude-E6410 ~/Jaime_le_shell/le_shell_cest_trop_cool! $ cp -r ../test2 ../le_shell_cest_trop_cool\!/test2</text:p>
      <text:p text:style-name="P1">simplon@simplon-Latitude-E6410 ~/Jaime_le_shell/le_shell_cest_trop_cool! $ cp -r ../test6 ../</text:p>
      <text:p text:style-name="P1">le_shell_cest_trop_cool!/ test3/ <text:s text:c="19"/>test6/</text:p>
      <text:p text:style-name="P1">test2/ <text:s text:c="19"/>test4/ <text:s text:c="19"/></text:p>
      <text:p text:style-name="P1">simplon@simplon-Latitude-E6410 ~/Jaime_le_shell/le_shell_cest_trop_cool! $ cp -r ../test6 ../le_shell_cest_trop_cool\!/test6</text:p>
      <text:p text:style-name="P1">simplon@simplon-Latitude-E6410 ~/Jaime_le_shell/le_shell_cest_trop_cool! $ ^C</text:p>
      <text:p text:style-name="P1">simplon@simplon-Latitude-E6410 ~/Jaime_le_shell/le_shell_cest_trop_cool! 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31:43.988993665</meta:creation-date>
    <dc:date>2018-04-23T16:35:37.518541681</dc:date>
    <meta:editing-duration>PT3M54S</meta:editing-duration>
    <meta:editing-cycles>1</meta:editing-cycles>
    <meta:document-statistic meta:table-count="0" meta:image-count="0" meta:object-count="0" meta:page-count="1" meta:paragraph-count="30" meta:word-count="182" meta:character-count="2234" meta:non-whitespace-character-count="1959"/>
    <meta:generator>LibreOffice/5.1.6.2$Linux_X86_64 LibreOffice_project/10m0$Build-2</meta:generator>
  </office:meta>
</office:document-meta>
</file>